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c5777" officeooo:paragraph-rsid="000c5777" style:font-size-asian="15pt" style:font-size-complex="15pt"/>
    </style:style>
    <style:style style:name="P2" style:family="paragraph" style:parent-style-name="Preformatted_20_Text">
      <style:paragraph-properties fo:break-before="page"/>
      <style:text-properties fo:font-size="15pt" officeooo:rsid="000c5777" officeooo:paragraph-rsid="000c5777" style:font-size-asian="15pt" style:font-size-complex="15pt"/>
    </style:style>
    <style:style style:name="P3" style:family="paragraph" style:parent-style-name="Footer">
      <style:text-properties officeooo:rsid="000c5777" officeooo:paragraph-rsid="000c5777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362 趁外路仔</text:p>
        <text:p text:style-name="P1"/>
        <text:p text:style-name="P1">我是澎湖囡仔，</text:p>
        <text:p text:style-name="P1">Guá sī Phînn-ôo gín-á, </text:p>
        <text:p text:style-name="P1"/>
        <text:p text:style-name="P1">自細漢就佇澎湖大漢的。</text:p>
        <text:p text:style-name="P1">tsū sè-hàn tō tī Phînn-ôo tuā-hàn--ê. </text:p>
        <text:p text:style-name="P1"/>
        <text:p text:style-name="P1">有人講：</text:p>
        <text:p text:style-name="P1">Ū lâng kóng, </text:p>
        <text:p text:style-name="P1"/>
        <text:p text:style-name="P1">澎湖路，</text:p>
        <text:p text:style-name="P1">Phînn-ôo lōo, </text:p>
        <text:p text:style-name="P1"/>
        <text:p text:style-name="P1">坎閣坷，</text:p>
        <text:p text:style-name="P1">khám koh khia̍t, </text:p>
        <text:p text:style-name="P1"/>
        <text:p text:style-name="P1">澎湖水，</text:p>
        <text:p text:style-name="P1">Phînn-ôo tsuí, </text:p>
        <text:p text:style-name="P1"/>
        <text:p text:style-name="P1">鹹閣澀；</text:p>
        <text:p text:style-name="P1">kiâm koh siap. </text:p>
        <text:p text:style-name="P1"/>
        <text:p text:style-name="P1">蹛佇澎湖想欲趁食確實有較困難。</text:p>
        <text:p text:style-name="P1">Tuà tī Phînn-ôo siūnn-beh thàn-tsia̍h khak-si̍t ū khah khùn-lân. </text:p>
        <text:p text:style-name="P1"/>
        <text:p text:style-name="P1">差不多民國六十幾年的時代，</text:p>
        <text:p text:style-name="P1">Tsha-put-to Bîn-kok la̍k-tsa̍p kuí nî ê sî-tāi, </text:p>
        <text:p text:style-name="P1"/>
        <text:p text:style-name="P1">規个澎湖山景氣誠䆀，</text:p>
        <text:p text:style-name="P1">kui-ê Phînn-ôo suann kíng-khì tsiânn bái, </text:p>
        <text:p text:style-name="P1"/>
        <text:p text:style-name="P1">澎湖人除了山就是海，</text:p>
        <text:p text:style-name="P1">Phînn-ôo lâng tû-liáu suann tō sī hái, </text:p>
        <text:p text:style-name="P1"/>
        <text:p text:style-name="P1">濟濟人攏揣無頭路通好食。</text:p>
        <text:p text:style-name="P1">tsē-tsē lâng lóng tshuē bô thâu-lōo thang-hó tsia̍h. </text:p>
        <text:p text:style-name="P1"/>
        <text:p text:style-name="P1">彼時陣阮猶閣細漢，</text:p>
        <text:p text:style-name="P1">Hit-sî-tsūn guán iáu-koh sè-hàn, </text:p>
        <text:p text:style-name="P1"/>
        <text:p text:style-name="P1">毋過做囡仔真𠢕吮食定定會去揣一寡外路仔來補貼家用。</text:p>
        <text:p text:style-name="P1">m̄-koh tsò gín-á tsin gâu-tshńg-tsia̍h tiānn-tiānn ē khì tshuē tsi̍t-kuá guā-lōo-á lâi póo-thiap ka-iōng.</text:p>
        <text:p text:style-name="P1"/>
        <text:p text:style-name="P1"/>
        <text:p text:style-name="P1"/>
        <text:p text:style-name="P1"/>
        <text:p text:style-name="P1">做囡仔，</text:p>
        <text:p text:style-name="P1">Tsò gín-á, </text:p>
        <text:p text:style-name="P1"/>
        <text:p text:style-name="P1">較普遍的外路仔工課，</text:p>
        <text:p text:style-name="P1">khah phóo-phiàn--ê guā-lōo-á khang-khuè, </text:p>
        <text:p text:style-name="P1"/>
        <text:p text:style-name="P1">你若講山仔，</text:p>
        <text:p text:style-name="P1">lí nā kóng suann-á, </text:p>
        <text:p text:style-name="P1"/>
        <text:p text:style-name="P1">就是抾露螺、掘午時草仔佮挖銃子柿。</text:p>
        <text:p text:style-name="P1">tō sī khioh lōo-lê, ku̍t gōo-sî-tsháu-á kah óo tshìng-tsí-phuè. </text:p>
        <text:p text:style-name="P1"/>
        <text:p text:style-name="P1"/>
        <text:p text:style-name="P2">若是講著海仔，</text:p>
        <text:p text:style-name="P1">Nā-sī kóng-tio̍h hái-á, </text:p>
        <text:p text:style-name="P1"/>
        <text:p text:style-name="P1">就是趁水短洘流的時陣落海去抾螺仔、日若暗嘛會使去炤海；</text:p>
        <text:p text:style-name="P1">tō sī thàn tsuí té khó-lâu ê sî-tsūn lo̍h hái khì khioh lê-á, ji̍t nā àm mā ē-sái khì tshiō hái, </text:p>
        <text:p text:style-name="P1"/>
        <text:p text:style-name="P1">若是流勢無拄好，</text:p>
        <text:p text:style-name="P1">nā-sī lâu sè bô-tú-hó, </text:p>
        <text:p text:style-name="P1"/>
        <text:p text:style-name="P1">就佇海墘掘寶石仔，</text:p>
        <text:p text:style-name="P1">tō tī hái-kînn ku̍t pó-tsio̍h-á, </text:p>
        <text:p text:style-name="P1"/>
        <text:p text:style-name="P1">其實穡頭嘛不止仔濟，</text:p>
        <text:p text:style-name="P1">kî-si̍t sit-thâu mā put-tsí-á tsē, </text:p>
        <text:p text:style-name="P1"/>
        <text:p text:style-name="P1">這應該是俗語所講的「甘願做牛，毋驚無犁通拖」。</text:p>
        <text:p text:style-name="P1">tse ing-kai sī sio̍k-gí sóo kóng --ê “Kam-guān tsò gû, m̄ kiann bô lê thang thua.”</text:p>
        <text:p text:style-name="P1"/>
        <text:p text:style-name="P1"/>
        <text:p text:style-name="P1"/>
        <text:p text:style-name="P1">早前的澎湖，</text:p>
        <text:p text:style-name="P1">Tsá-tsîng ê Phînn-ôo, </text:p>
        <text:p text:style-name="P1"/>
        <text:p text:style-name="P1">毋管是園抑是宅內攏誠少咧濺農藥，</text:p>
        <text:p text:style-name="P1">m̄-kuán sī hn̂g ia̍h-sī the̍h-lāi lóng tsiânn tsió teh tsuānn lông-io̍h, </text:p>
        <text:p text:style-name="P1"/>
        <text:p text:style-name="P1">無定著是較早的人較散赤，</text:p>
        <text:p text:style-name="P1">bô-tiānn-tio̍h sī khah-tsá ê lâng khah sàn-tshiah, </text:p>
        <text:p text:style-name="P1"/>
        <text:p text:style-name="P1">無錢通好買農藥。</text:p>
        <text:p text:style-name="P1">bô tsînn thang-hó bé lông-io̍h. </text:p>
        <text:p text:style-name="P1"/>
        <text:p text:style-name="P1">也就是按呢，</text:p>
        <text:p text:style-name="P1">Iā tō sī án-ne, </text:p>
        <text:p text:style-name="P1"/>
        <text:p text:style-name="P1">一四界攏是露螺，</text:p>
        <text:p text:style-name="P1">tsi̍t-sì-kè lóng sī lōo-lê, </text:p>
        <text:p text:style-name="P1"/>
        <text:p text:style-name="P1">尤其是落雨過了後抑是早頭暗尾，</text:p>
        <text:p text:style-name="P1">iû-kî sī lo̍h-hōo kuè liáu-āu ia̍h-sī tsá thâu àm bué, </text:p>
        <text:p text:style-name="P1"/>
        <text:p text:style-name="P1">趖甲滿四界攏總是。</text:p>
        <text:p text:style-name="P1">sô kah muá-sì-kè lóng-tsóng sī. </text:p>
        <text:p text:style-name="P1"/>
        <text:p text:style-name="P1">因為露螺有𣻸欲處理較厚工，</text:p>
        <text:p text:style-name="P1">In-uī lōo-lê ū siûnn beh tshú-lí khah kāu-kang, </text:p>
        <text:p text:style-name="P1"/>
        <text:p text:style-name="P1">無啥人咧抾，</text:p>
        <text:p text:style-name="P1">bô siánn-lâng teh khioh, </text:p>
        <text:p text:style-name="P1"/>
        <text:p text:style-name="P1">若準有抾嘛是摃摃咧，</text:p>
        <text:p text:style-name="P1">nā-tsún ū khioh mā sī kòng-kòng--leh, </text:p>
        <text:p text:style-name="P1"/>
        <text:p text:style-name="P1">參露螺殼做伙擲予豬食抑是予鴨仔、鵝仔去罔叨。</text:p>
        <text:p text:style-name="P1">tsham lōo-lê khak tsò-hué tàn hōo ti tsia̍h ia̍h-sī hōo ah-á, gô-á khì bóng lo. </text:p>
        <text:p text:style-name="P1"/>
        <text:p text:style-name="P1"/>
        <text:p text:style-name="P2">毋知底當時開始就有販仔佇咧庄仔頭買收，</text:p>
        <text:p text:style-name="P1">M̄ tsai tī-tang-sî khai-sí tō ū huàn-á tī-leh tsng-á-thâu bé-siu, </text:p>
        <text:p text:style-name="P1"/>
        <text:p text:style-name="P1">拄頭仔抾規布袋嘛賣無十箍銀，</text:p>
        <text:p text:style-name="P1">tú-thâu-á khioh kui pòo-tē mā bē bô tsa̍p khoo gîn, </text:p>
        <text:p text:style-name="P1"/>
        <text:p text:style-name="P1">尾仔愈抾愈少，</text:p>
        <text:p text:style-name="P1">bué--á jú khioh jú tsió, </text:p>
        <text:p text:style-name="P1"/>
        <text:p text:style-name="P1">價數雖然有較懸，</text:p>
        <text:p text:style-name="P1">kè-siàu sui-jiân ū khah kuân, </text:p>
        <text:p text:style-name="P1"/>
        <text:p text:style-name="P1">猶是真粗俗，</text:p>
        <text:p text:style-name="P1">iáu sī tsin tshoo-sio̍k, </text:p>
        <text:p text:style-name="P1"/>
        <text:p text:style-name="P1">毋過對囡仔人來講，</text:p>
        <text:p text:style-name="P1">m̄-koh tuì gín-á-lâng lâi kóng, </text:p>
        <text:p text:style-name="P1"/>
        <text:p text:style-name="P1">三箍、五箍攏總好，</text:p>
        <text:p text:style-name="P1">sann khoo, gōo khoo lóng-tsóng hó, </text:p>
        <text:p text:style-name="P1"/>
        <text:p text:style-name="P1">加減趁，</text:p>
        <text:p text:style-name="P1">ke-kiám thàn, </text:p>
        <text:p text:style-name="P1"/>
        <text:p text:style-name="P1">較袂散。</text:p>
        <text:p text:style-name="P1">khah bē sàn.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抾露螺，</text:p>
        <text:p text:style-name="P1">Khioh lōo-lê, </text:p>
        <text:p text:style-name="P1"/>
        <text:p text:style-name="P1">看無啥，</text:p>
        <text:p text:style-name="P1">khuànn bô siánn, </text:p>
        <text:p text:style-name="P1"/>
        <text:p text:style-name="P1">其實嘛是一項誠危險的工課。</text:p>
        <text:p text:style-name="P1">kî-si̍t mā sī tsi̍t hāng tsiânn guî-hiám ê khang-khuè. </text:p>
        <text:p text:style-name="P1"/>
        <text:p text:style-name="P1">你若想欲抾較大粒閣較濟，</text:p>
        <text:p text:style-name="P1">Lí nā siūnn-beh khioh khah tuā lia̍p koh khah tsē, </text:p>
        <text:p text:style-name="P1"/>
        <text:p text:style-name="P1">就愛去山跤的樹仔縫抑是山溝仔內底的草仔縫，</text:p>
        <text:p text:style-name="P1">tō ài khì suann-kha ê tshiū-á phāng ia̍h-sī suann-kau-á lāi-té ê tsháu-á phāng, </text:p>
        <text:p text:style-name="P1"/>
        <text:p text:style-name="P1">無就是愛去後灣墓仔埔，</text:p>
        <text:p text:style-name="P1">bô tō sī ài khì Āu-uan bōng-á-poo, </text:p>
        <text:p text:style-name="P1"/>
        <text:p text:style-name="P1">遐的所在草仔發甲比人較懸，</text:p>
        <text:p text:style-name="P1">hia ê sóo-tsāi tsháu-á huat kah pí lâng khah kuân, </text:p>
        <text:p text:style-name="P1"/>
        <text:p text:style-name="P1">誠少人行甲到。</text:p>
        <text:p text:style-name="P1">tsiânn tsió lâng kiânn kah kàu. </text:p>
        <text:p text:style-name="P1"/>
        <text:p text:style-name="P1"/>
        <text:p text:style-name="P2">不而過，</text:p>
        <text:p text:style-name="P1">Put-jî-kò, </text:p>
        <text:p text:style-name="P1"/>
        <text:p text:style-name="P1">露螺濟；</text:p>
        <text:p text:style-name="P1">lōo-lê tsē; </text:p>
        <text:p text:style-name="P1"/>
        <text:p text:style-name="P1">蛇嘛濟，</text:p>
        <text:p text:style-name="P1">tsuâ mā tsē, </text:p>
        <text:p text:style-name="P1"/>
        <text:p text:style-name="P1">好運仔去拄著無毒仔，</text:p>
        <text:p text:style-name="P1">hó-ūn-á khì tú-tio̍h bô-to̍k-á, </text:p>
        <text:p text:style-name="P1"/>
        <text:p text:style-name="P1">親像臭腥母，</text:p>
        <text:p text:style-name="P1">tshin-tshiūnn tshàu-tshenn-bú, </text:p>
        <text:p text:style-name="P1"/>
        <text:p text:style-name="P1">彼就較無要緊；</text:p>
        <text:p text:style-name="P1">he tō khah bô-iàu-kín, </text:p>
        <text:p text:style-name="P1"/>
        <text:p text:style-name="P1">啊若較歹運仔去搪著雨傘節抑是飯匙銃，</text:p>
        <text:p text:style-name="P1">ah nā khah pháinn-ūn-á khì tn̄g-tio̍h hōo-suànn-tsat ia̍h-sī pn̄g-sî-tshìng, </text:p>
        <text:p text:style-name="P1"/>
        <text:p text:style-name="P1">予咬著你就慘矣！</text:p>
        <text:p text:style-name="P1">hōo kā-tio̍h lí tō tshám --ah!</text:p>
        <text:p text:style-name="P1"/>
        <text:p text:style-name="P1"/>
        <text:p text:style-name="P1"/>
        <text:p text:style-name="P1"/>
        <text:p text:style-name="P1">午時草仔，</text:p>
        <text:p text:style-name="P1">Gōo-sî-tsháu-á, </text:p>
        <text:p text:style-name="P1"/>
        <text:p text:style-name="P1">伊的正名是#「風茹草」#，</text:p>
        <text:p text:style-name="P1">i ê tsiànn-miâ sī # “風茹草” # , </text:p>
        <text:p text:style-name="P1"/>
        <text:p text:style-name="P1">午時草仔是阮囡仔家己號的，</text:p>
        <text:p text:style-name="P1">gōo-sî-tsháu-á sī guán gín-á ka-kī hō--ê, </text:p>
        <text:p text:style-name="P1"/>
        <text:p text:style-name="P1">因為會當燃茶啉，</text:p>
        <text:p text:style-name="P1">in-uī ē-tàng hiânn tê lim, </text:p>
        <text:p text:style-name="P1"/>
        <text:p text:style-name="P1">熱天中晝時燃來啉上著時，</text:p>
        <text:p text:style-name="P1">jua̍h-thinn tiong-tàu-sî hiânn lâi lim siōng tio̍h-sî, </text:p>
        <text:p text:style-name="P1"/>
        <text:p text:style-name="P1">清涼閣退火。</text:p>
        <text:p text:style-name="P1">tshing-liâng koh thè-hué. </text:p>
        <text:p text:style-name="P1"/>
        <text:p text:style-name="P1">彼陣，</text:p>
        <text:p text:style-name="P1">Hit-tsūn, </text:p>
        <text:p text:style-name="P1"/>
        <text:p text:style-name="P1">佇阮澎湖滿山滿坪生甲攏總是，</text:p>
        <text:p text:style-name="P1">tī guán Phînn-ôo muá suann muá phiânn senn kah lóng-tsóng sī, </text:p>
        <text:p text:style-name="P1"/>
        <text:p text:style-name="P1">無啥人欲挃。</text:p>
        <text:p text:style-name="P1">bô siánn-lâng beh ti̍h. </text:p>
        <text:p text:style-name="P1"/>
        <text:p text:style-name="P1">落尾手嘛是仝款有人專門咧收，</text:p>
        <text:p text:style-name="P1">Lo̍h-bué-tshiú mā sī kāng-khuán ū lâng tsuan-bûn teh siu, </text:p>
        <text:p text:style-name="P1"/>
        <text:p text:style-name="P1">澹的較俗，</text:p>
        <text:p text:style-name="P1">tâm--ê khah sio̍k, </text:p>
        <text:p text:style-name="P1"/>
        <text:p text:style-name="P1">若是曝焦閣有處理過價數就較好。</text:p>
        <text:p text:style-name="P1">nā-sī pha̍k ta koh ū tshú-lí kuè kè-siàu tō khah hó.</text:p>
        <text:p text:style-name="P1"/>
        <text:p text:style-name="P1"/>
        <text:p text:style-name="P1"/>
        <text:p text:style-name="P1"><text:soft-page-break/></text:p>
        <text:p text:style-name="P1">掘午時草仔其實無啥危險性，</text:p>
        <text:p text:style-name="P1">Ku̍t gōo-sî-tsháu-á kî-si̍t bô siánn guî-hiám-sìng, </text:p>
        <text:p text:style-name="P1"/>
        <text:p text:style-name="P1">不而過阮攏是趁禮拜歇睏日才有去掘。</text:p>
        <text:p text:style-name="P1">put-jî-kò guán lóng sī thàn lé-pài hioh-khùn-ji̍t tsiah ū khì ku̍t. </text:p>
        <text:p text:style-name="P1"/>
        <text:p text:style-name="P1">因為平常時愛讀冊，</text:p>
        <text:p text:style-name="P1">In-uī pîng-siông-sî ài tha̍k-tsheh, </text:p>
        <text:p text:style-name="P1"/>
        <text:p text:style-name="P1">若是拄著禮拜日較有時間。</text:p>
        <text:p text:style-name="P1">nā-sī tú-tio̍h lé-pài-ji̍t khah ū sî-kan. </text:p>
        <text:p text:style-name="P1"/>
        <text:p text:style-name="P1">啊你都知！</text:p>
        <text:p text:style-name="P1">Ah lí to tsai! </text:p>
        <text:p text:style-name="P1"/>
        <text:p text:style-name="P1">做囡仔上愛歇睏日，</text:p>
        <text:p text:style-name="P1">Tsò gín-á siōng ài hioh-khùn ji̍t, </text:p>
        <text:p text:style-name="P1"/>
        <text:p text:style-name="P1">會使騎跤踏車去四界𨑨迌，</text:p>
        <text:p text:style-name="P1">ē-sái khiâ kha-ta̍h-tshia khì sì-kè tshit-thô, </text:p>
        <text:p text:style-name="P1"/>
        <text:p text:style-name="P1">無嘛會使囡仔伴招咧去放風吹、摃棒球、拍干樂、耍蹌跤雞、跳索仔過五關，</text:p>
        <text:p text:style-name="P1">bô mā ē-sái gín-á phuānn tsio teh khì pàng hong-tshue, kòng pāng-kiû, phah kan-lo̍k, sńg tshiáng-kha-ke, thiàu soh-á kuè gōo kuan, </text:p>
        <text:p text:style-name="P1"/>
        <text:p text:style-name="P1">這攏是囡仔上愛耍的。</text:p>
        <text:p text:style-name="P1">tse lóng sī gín-á siōng ài sńg ê.</text:p>
        <text:p text:style-name="P1"/>
        <text:p text:style-name="P1"/>
        <text:p text:style-name="P1"/>
        <text:p text:style-name="P1"/>
        <text:p text:style-name="P1">其實我感覺掘午時草仔嘛是一種訓練，</text:p>
        <text:p text:style-name="P1">Kî-si̍t guá kám-kak ku̍t gōo-sî tsháu-á mā sī tsi̍t tsióng hùn-liān, </text:p>
        <text:p text:style-name="P1"/>
        <text:p text:style-name="P1">訓練你的眼力佮跤力。</text:p>
        <text:p text:style-name="P1">hùn-liān lí ê gán-li̍k kah kha-la̍t. </text:p>
        <text:p text:style-name="P1"/>
        <text:p text:style-name="P1">因為午時草仔和別種草仔攏生做伙，</text:p>
        <text:p text:style-name="P1">In-uī gōo-sî-tsháu-á hām pa̍t tsióng tsháu-á lóng senn tsò-hué, </text:p>
        <text:p text:style-name="P1"/>
        <text:p text:style-name="P1">尤其是有一種毋知名的草仔，</text:p>
        <text:p text:style-name="P1">iû-kî sī ū tsi̍t tsióng m̄ tsai miâ ê tsháu-á, </text:p>
        <text:p text:style-name="P1"/>
        <text:p text:style-name="P1">生做佮午時草仔仝款，</text:p>
        <text:p text:style-name="P1">senn-tsò kah gōo-sî-tsháu-á kāng-khuán,</text:p>
        <text:p text:style-name="P1"/>
        <text:p text:style-name="P1">精差野草較暗色，</text:p>
        <text:p text:style-name="P1">tsing-tsha iá-tsháu khah àm-sik, </text:p>
        <text:p text:style-name="P1"/>
        <text:p text:style-name="P1">你若無斟酌看會認袂出來，</text:p>
        <text:p text:style-name="P1">lí nā bô tsim-tsiok khuànn ē jīn bē tshut-lâi, </text:p>
        <text:p text:style-name="P1"/>
        <text:p text:style-name="P1"/>
        <text:p text:style-name="P2">聽講彼種野草袂使烏白食，</text:p>
        <text:p text:style-name="P1">thiann-kóng hit tsióng iá-tsháu bē-sái oo-pe̍h tsia̍h, </text:p>
        <text:p text:style-name="P1"/>
        <text:p text:style-name="P1">食了後會落屎。</text:p>
        <text:p text:style-name="P1">tsia̍h liáu-āu ē làu-sái. </text:p>
        <text:p text:style-name="P1"/>
        <text:p text:style-name="P1">另外就是你愛揹布袋佮掘仔，</text:p>
        <text:p text:style-name="P1">Līng-guā tō sī lí ài phāinn pòo-tē kah ku̍t-á, </text:p>
        <text:p text:style-name="P1"/>
        <text:p text:style-name="P1">滿山坪一四界去揣，</text:p>
        <text:p text:style-name="P1">muá suann-phiânn tsi̍t-sì-kè khì tshuē, </text:p>
        <text:p text:style-name="P1"/>
        <text:p text:style-name="P1"/>
        <text:p text:style-name="P1"/>
        <text:p text:style-name="P1"/>
        <text:p text:style-name="P1">因為peh山的關係，</text:p>
        <text:p text:style-name="P1">in-uī peh suann ê kuan-hē, </text:p>
        <text:p text:style-name="P1"/>
        <text:p text:style-name="P1">無形中你的跤力就比別人較好，</text:p>
        <text:p text:style-name="P1">bû-hîng-tiong lí ê kha-la̍t tō pí pa̍t-lâng khah hó, </text:p>
        <text:p text:style-name="P1"/>
        <text:p text:style-name="P1">親像我這馬攏有咧參加馬拉松，</text:p>
        <text:p text:style-name="P1">tshin-tshiūnn guá tsit-má lóng ū teh tsham-ka ma-lá-sóng, </text:p>
        <text:p text:style-name="P1"/>
        <text:p text:style-name="P1">無的確就是做囡仔彼時陣掘午時草仔練出來的。</text:p>
        <text:p text:style-name="P1">bô-tik-khak tō sī tsò gín-á hit-sî-tsūn ku̍t gōo-sî-tsháu-á liān tshut-lâi--ê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c5777" officeooo:paragraph-rsid="000c57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362-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13:50:18.047041218</dc:date>
    <meta:editing-duration>PT3M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6" meta:paragraph-count="196" meta:word-count="1676" meta:character-count="4872" meta:non-whitespace-character-count="4257"/>
  </office:meta>
</office:document-meta>
</file>